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'Helvetica Neue'" style:font-family-asian="'Helvetica Neue'" style:font-family-complex="'Helvetica Neue'" fo:background-color="transparent" style:use-window-font-color="true"/>
    </style:style>
    <style:style style:name="T3" style:family="text">
      <style:text-properties fo:font-size="12.00pt" fo:font-weight="bold" fo:font-family="'Helvetica Neue'" style:font-family-asian="'Helvetica Neue'" style:font-family-complex="'Helvetica Neue'" fo:background-color="transparent" style:use-window-font-color="true"/>
    </style:style>
    <style:style style:name="T4" style:family="text">
      <style:text-properties fo:font-size="12.00pt" fo:font-weight="bold" fo:font-family="'Helvetica Neue'" style:font-family-asian="'Helvetica Neue'" style:font-family-complex="'Helvetica Neue'" fo:background-color="transparent" style:use-window-font-color="true" fo:font-style="italic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'Helvetica Neue'" style:font-family-asian="'Helvetica Neue'" style:font-family-complex="'Helvetica Neue'" fo:background-color="transparent" fo:color="#000000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'Helvetica Neue'" style:font-family-asian="'Helvetica Neue'" style:font-family-complex="'Helvetica Neue'" fo:background-color="transparent" fo:color="#000000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'Helvetica Neue'" style:font-family-asian="'Helvetica Neue'" style:font-family-complex="'Helvetica Neue'" fo:background-color="transparent" fo:color="#000000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'Helvetica Neue'" style:font-family-asian="'Helvetica Neue'" style:font-family-complex="'Helvetica Neue'" fo:background-color="transparent" fo:color="#000000"/>
    </style:style>
    <style:style style:name="T10" style:family="text">
      <style:text-properties fo:font-size="12.00pt" fo:font-weight="bold" fo:font-family="'Helvetica Neue'" style:font-family-asian="'Helvetica Neue'" style:font-family-complex="'Helvetica Neue'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bold" fo:font-family="'Helvetica Neue'" style:font-family-asian="'Helvetica Neue'" style:font-family-complex="'Helvetica Neue'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bold" fo:font-family="'Helvetica Neue'" style:font-family-asian="'Helvetica Neue'" style:font-family-complex="'Helvetica Neue'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bold" fo:font-family="'Helvetica Neue'" style:font-family-asian="'Helvetica Neue'" style:font-family-complex="'Helvetica Neue'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0.00pt" fo:font-weight="bold" fo:font-family="'Helvetica Neue'" style:font-family-asian="'Helvetica Neue'" style:font-family-complex="'Helvetica Neue'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0.00pt" fo:font-weight="normal" fo:font-family="'Helvetica Neue'" style:font-family-asian="'Helvetica Neue'" style:font-family-complex="'Helvetica Neue'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00pt" fo:font-weight="normal" fo:font-family="'Helvetica Neue'" style:font-family-asian="'Helvetica Neue'" style:font-family-complex="'Helvetica Neue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0.00pt" fo:font-weight="normal" fo:font-family="'Helvetica Neue'" style:font-family-asian="'Helvetica Neue'" style:font-family-complex="'Helvetica Neue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0.00pt" fo:font-weight="normal" fo:font-family="'Helvetica Neue'" style:font-family-asian="'Helvetica Neue'" style:font-family-complex="'Helvetica Neue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0.00pt" fo:font-weight="normal" fo:font-family="'Helvetica Neue'" style:font-family-asian="'Helvetica Neue'" style:font-family-complex="'Helvetica Neue'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00pt" fo:font-weight="normal" fo:font-family="'Helvetica Neue'" style:font-family-asian="'Helvetica Neue'" style:font-family-complex="'Helvetica Neue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0.00pt" fo:font-weight="normal" fo:font-family="'Helvetica Neue'" style:font-family-asian="'Helvetica Neue'" style:font-family-complex="'Helvetica Neue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0.00pt" fo:font-weight="normal" fo:font-family="'Helvetica Neue'" style:font-family-asian="'Helvetica Neue'" style:font-family-complex="'Helvetica Neue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0.00pt" fo:font-weight="normal" fo:font-family="'Helvetica Neue'" style:font-family-asian="'Helvetica Neue'" style:font-family-complex="'Helvetica Neue'" fo:background-color="transparent" fo:color="#00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0.00pt" fo:font-weight="normal" fo:font-family="'Helvetica Neue'" style:font-family-asian="'Helvetica Neue'" style:font-family-complex="'Helvetica Neue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0.00pt" fo:font-weight="normal" fo:font-family="'Helvetica Neue'" style:font-family-asian="'Helvetica Neue'" style:font-family-complex="'Helvetica Neue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Helvetica Neue'" style:font-family-asian="'Helvetica Neue'" style:font-family-complex="'Helvetica Neue'" fo:background-color="transparent" fo:color="#000000"/>
    </style:style>
    <style:style style:name="T45" style:family="text">
      <style:text-properties fo:font-size="11.00pt" fo:font-weight="normal" fo:font-family="'Helvetica Neue'" style:font-family-asian="'Helvetica Neue'" style:font-family-complex="'Helvetica Neue'" fo:background-color="transparent" fo:color="#00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0.00pt" fo:font-weight="bold" fo:font-family="'Helvetica Neue'" style:font-family-asian="'Helvetica Neue'" style:font-family-complex="'Helvetica Neue'" fo:background-color="transparent" fo:color="#000000" fo:font-style="italic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normal" fo:font-family="'Helvetica Neue'" style:font-family-asian="'Helvetica Neue'" style:font-family-complex="'Helvetica Neue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0.00pt" fo:font-weight="bold" fo:font-family="'Helvetica Neue'" style:font-family-asian="'Helvetica Neue'" style:font-family-complex="'Helvetica Neue'" fo:background-color="transparent" fo:color="#000000" fo:font-style="italic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00pt" fo:font-weight="normal" fo:font-family="'Helvetica Neue'" style:font-family-asian="'Helvetica Neue'" style:font-family-complex="'Helvetica Neue'" fo:background-color="transparent" fo:color="#000000"/>
    </style:style>
    <style:style style:name="T54" style:family="text">
      <style:text-properties fo:font-size="10.00pt" fo:font-weight="normal" fo:font-family="'Helvetica Neue'" style:font-family-asian="'Helvetica Neue'" style:font-family-complex="'Helvetica Neue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bold" fo:font-family="'Helvetica Neue'" style:font-family-asian="'Helvetica Neue'" style:font-family-complex="'Helvetica Neue'" fo:background-color="transparent" fo:color="#000000"/>
    </style:style>
    <style:style style:name="T57" style:family="text">
      <style:text-properties fo:font-size="11.00pt" fo:font-weight="normal" fo:font-family="'Helvetica Neue'" style:font-family-asian="'Helvetica Neue'" style:font-family-complex="'Helvetica Neue'" fo:background-color="transparent" fo:color="#000000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0.00pt" fo:font-weight="bold" fo:font-family="'Helvetica Neue'" style:font-family-asian="'Helvetica Neue'" style:font-family-complex="'Helvetica Neue'" fo:background-color="transparent" fo:color="#000000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0.00pt" fo:font-weight="bold" fo:font-family="'Helvetica Neue'" style:font-family-asian="'Helvetica Neue'" style:font-family-complex="'Helvetica Neue'" fo:background-color="transparent" fo:color="#000000" fo:font-style="italic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0.00pt" fo:font-weight="bold" fo:font-family="'Helvetica Neue'" style:font-family-asian="'Helvetica Neue'" style:font-family-complex="'Helvetica Neue'" fo:background-color="transparent" fo:color="#000000" fo:font-style="italic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0.00pt" fo:font-weight="bold" fo:font-family="'Helvetica Neue'" style:font-family-asian="'Helvetica Neue'" style:font-family-complex="'Helvetica Neue'" fo:background-color="transparent" fo:color="#000000" fo:font-style="italic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0.00pt" fo:font-weight="bold" fo:font-family="'Helvetica Neue'" style:font-family-asian="'Helvetica Neue'" style:font-family-complex="'Helvetica Neue'" fo:background-color="transparent" fo:color="#000000" fo:font-style="italic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0.00pt" fo:font-weight="bold" fo:font-family="'Helvetica Neue'" style:font-family-asian="'Helvetica Neue'" style:font-family-complex="'Helvetica Neue'" fo:background-color="transparent" fo:color="#000000" fo:font-style="italic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0.00pt" fo:font-weight="bold" fo:font-family="'Helvetica Neue'" style:font-family-asian="'Helvetica Neue'" style:font-family-complex="'Helvetica Neue'" fo:background-color="transparent" fo:color="#000000" fo:font-style="italic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0.00pt" fo:font-weight="normal" fo:font-family="'Helvetica Neue'" style:font-family-asian="'Helvetica Neue'" style:font-family-complex="'Helvetica Neue'" fo:background-color="transparent" fo:color="#000000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0.00pt" fo:font-weight="normal" fo:font-family="'Helvetica Neue'" style:font-family-asian="'Helvetica Neue'" style:font-family-complex="'Helvetica Neue'" fo:background-color="transparent" fo:color="#000000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0.00pt" fo:font-weight="normal" fo:font-family="'Helvetica Neue'" style:font-family-asian="'Helvetica Neue'" style:font-family-complex="'Helvetica Neue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0.00pt" fo:font-weight="normal" fo:font-family="'Helvetica Neue'" style:font-family-asian="'Helvetica Neue'" style:font-family-complex="'Helvetica Neue'" fo:background-color="transparent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0.00pt" fo:font-weight="normal" fo:font-family="'Helvetica Neue'" style:font-family-asian="'Helvetica Neue'" style:font-family-complex="'Helvetica Neue'" fo:background-color="transparent" fo:color="#000000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0.00pt" fo:font-weight="normal" fo:font-family="'Helvetica Neue'" style:font-family-asian="'Helvetica Neue'" style:font-family-complex="'Helvetica Neue'" fo:background-color="transparent" fo:color="#000000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0.00pt" fo:font-weight="normal" fo:font-family="'Helvetica Neue'" style:font-family-asian="'Helvetica Neue'" style:font-family-complex="'Helvetica Neue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0.00pt" fo:font-weight="normal" fo:font-family="'Helvetica Neue'" style:font-family-asian="'Helvetica Neue'" style:font-family-complex="'Helvetica Neue'" fo:background-color="transparent" fo:color="#000000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bold" fo:font-family="'Helvetica Neue'" style:font-family-asian="'Helvetica Neue'" style:font-family-complex="'Helvetica Neue'" fo:background-color="transparent" fo:color="#000000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0.00pt" fo:font-weight="bold" fo:font-family="'Helvetica Neue'" style:font-family-asian="'Helvetica Neue'" style:font-family-complex="'Helvetica Neue'" fo:background-color="transparent" fo:color="#000000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0.00pt" fo:font-weight="bold" fo:font-family="'Helvetica Neue'" style:font-family-asian="'Helvetica Neue'" style:font-family-complex="'Helvetica Neue'" fo:background-color="transparent" fo:color="#000000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0.00pt" fo:font-weight="normal" fo:font-family="'Helvetica Neue'" style:font-family-asian="'Helvetica Neue'" style:font-family-complex="'Helvetica Neue'" fo:background-color="transparent" fo:color="#000000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0.00pt" fo:font-weight="normal" fo:font-family="'Helvetica Neue'" style:font-family-asian="'Helvetica Neue'" style:font-family-complex="'Helvetica Neue'" fo:background-color="transparent" fo:color="#000000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9.00pt" fo:font-weight="normal" fo:font-family="'Helvetica Neue'" style:font-family-asian="'Helvetica Neue'" style:font-family-complex="'Helvetica Neue'" fo:background-color="transparent" fo:color="#000000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9.00pt" fo:font-weight="normal" fo:font-family="'Helvetica Neue'" style:font-family-asian="'Helvetica Neue'" style:font-family-complex="'Helvetica Neue'" fo:background-color="transparent" fo:color="#000000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9.00pt" fo:font-weight="normal" fo:font-family="'Helvetica Neue'" style:font-family-asian="'Helvetica Neue'" style:font-family-complex="'Helvetica Neue'" fo:background-color="transparent" fo:color="#000000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9.00pt" fo:font-weight="normal" fo:font-family="'Helvetica Neue'" style:font-family-asian="'Helvetica Neue'" style:font-family-complex="'Helvetica Neue'" fo:background-color="transparent" fo:color="#000000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9.00pt" fo:font-weight="normal" fo:font-family="'Helvetica Neue'" style:font-family-asian="'Helvetica Neue'" style:font-family-complex="'Helvetica Neue'" fo:background-color="transparent" fo:color="#000000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9.00pt" fo:font-weight="normal" fo:font-family="'Helvetica Neue'" style:font-family-asian="'Helvetica Neue'" style:font-family-complex="'Helvetica Neue'" fo:background-color="transparent" fo:color="#000000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0.00pt" fo:font-weight="normal" fo:font-family="'Helvetica Neue'" style:font-family-asian="'Helvetica Neue'" style:font-family-complex="'Helvetica Neue'" fo:background-color="transparent" fo:color="#000000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0.00pt" fo:font-weight="normal" fo:font-family="'Helvetica Neue'" style:font-family-asian="'Helvetica Neue'" style:font-family-complex="'Helvetica Neue'" fo:background-color="transparent" fo:color="#000000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9.00pt" fo:font-weight="normal" fo:font-family="'Helvetica Neue'" style:font-family-asian="'Helvetica Neue'" style:font-family-complex="'Helvetica Neue'" fo:background-color="transparent" fo:color="#000000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0.00pt" fo:font-weight="normal" fo:font-family="'Helvetica Neue'" style:font-family-asian="'Helvetica Neue'" style:font-family-complex="'Helvetica Neue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0.00pt" fo:font-weight="normal" fo:font-family="'Helvetica Neue'" style:font-family-asian="'Helvetica Neue'" style:font-family-complex="'Helvetica Neue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0.00pt" fo:font-weight="normal" fo:font-family="'Helvetica Neue'" style:font-family-asian="'Helvetica Neue'" style:font-family-complex="'Helvetica Neue'" fo:background-color="transparent" fo:color="#000000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0.00pt" fo:font-weight="normal" fo:font-family="'Helvetica Neue'" style:font-family-asian="'Helvetica Neue'" style:font-family-complex="'Helvetica Neue'" fo:background-color="transparent" fo:color="#000000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9.00pt" fo:font-weight="normal" fo:font-family="'Helvetica Neue'" style:font-family-asian="'Helvetica Neue'" style:font-family-complex="'Helvetica Neue'" fo:background-color="transparent" fo:color="#000000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bold" fo:font-family="'Helvetica Neue'" style:font-family-asian="'Helvetica Neue'" style:font-family-complex="'Helvetica Neue'" fo:background-color="transparent" fo:color="#000000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0.00pt" fo:font-weight="bold" fo:font-family="'Helvetica Neue'" style:font-family-asian="'Helvetica Neue'" style:font-family-complex="'Helvetica Neue'" fo:background-color="transparent" fo:color="#000000" fo:font-style="italic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0.00pt" fo:font-weight="bold" fo:font-family="'Helvetica Neue'" style:font-family-asian="'Helvetica Neue'" style:font-family-complex="'Helvetica Neue'" fo:background-color="transparent" fo:color="#000000" fo:font-style="italic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0.00pt" fo:font-weight="bold" fo:font-family="'Helvetica Neue'" style:font-family-asian="'Helvetica Neue'" style:font-family-complex="'Helvetica Neue'" fo:background-color="transparent" fo:color="#000000" fo:font-style="italic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0.00pt" fo:font-weight="normal" fo:font-family="'Helvetica Neue'" style:font-family-asian="'Helvetica Neue'" style:font-family-complex="'Helvetica Neue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0.00pt" fo:font-weight="normal" fo:font-family="'Helvetica Neue'" style:font-family-asian="'Helvetica Neue'" style:font-family-complex="'Helvetica Neue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0.00pt" fo:font-weight="normal" fo:font-family="'Helvetica Neue'" style:font-family-asian="'Helvetica Neue'" style:font-family-complex="'Helvetica Neue'" fo:background-color="transparent" fo:color="#000000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2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4.00pt" fo:text-indent="-4.00pt">
        <style:tab-stops>
          <style:tab-stop style:position="51.85pt"/>
          <style:tab-stop style:position="32892.50pt"/>
          <style:tab-stop style:position="421117.65pt" style:type="right"/>
          <style:tab-stop style:position="21.60pt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4.00pt" fo:text-indent="-4.00pt">
        <style:tab-stops>
          <style:tab-stop style:position="51.85pt"/>
          <style:tab-stop style:position="32892.50pt"/>
          <style:tab-stop style:position="421117.65pt" style:type="right"/>
          <style:tab-stop style:position="21.60pt"/>
        </style:tab-stops>
      </style:paragraph-properties>
    </style:style>
    <style:style style:name="P7" style:family="paragraph">
      <style:paragraph-properties fo:line-height="100.00%" fo:text-align="left" fo:margin-left="4.00pt" fo:text-indent="-4.00pt">
        <style:tab-stops>
          <style:tab-stop style:position="51.85pt"/>
          <style:tab-stop style:position="32892.50pt"/>
          <style:tab-stop style:position="54116.05pt" style:char="." style:type="char"/>
          <style:tab-stop style:position="-4.00pt"/>
        </style:tab-stops>
      </style:paragraph-properties>
    </style:style>
    <style:style style:name="P8" style:family="paragraph">
      <style:paragraph-properties fo:line-height="100.00%" fo:text-align="righ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4.00pt" fo:text-indent="-4.00pt">
        <style:tab-stops>
          <style:tab-stop style:position="51.85pt"/>
          <style:tab-stop style:position="32892.50pt"/>
          <style:tab-stop style:position="54116.05pt" style:char="." style:type="char"/>
          <style:tab-stop style:position="-4.00pt"/>
        </style:tab-stops>
      </style:paragraph-properties>
    </style:style>
    <style:style style:name="P11" style:family="paragraph">
      <style:paragraph-properties fo:line-height="100.00%" fo:text-align="left" fo:margin-left="4.00pt" fo:text-indent="-4.00pt">
        <style:tab-stops>
          <style:tab-stop style:position="51.85pt"/>
          <style:tab-stop style:position="32892.50pt"/>
          <style:tab-stop style:position="421117.65pt" style:type="right"/>
          <style:tab-stop style:position="-4.00pt"/>
        </style:tab-stops>
      </style:paragraph-properties>
    </style:style>
    <style:style style:name="P12" style:family="paragraph">
      <style:paragraph-properties fo:line-height="100.00%" fo:text-align="righ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4.00pt" fo:text-indent="-4.00pt">
        <style:tab-stops>
          <style:tab-stop style:position="51.85pt"/>
          <style:tab-stop style:position="32892.50pt"/>
          <style:tab-stop style:position="421117.65pt" style:type="right"/>
          <style:tab-stop style:position="-4.00pt"/>
        </style:tab-stops>
      </style:paragraph-properties>
    </style:style>
    <style:style style:name="P15" style:family="paragraph">
      <style:paragraph-properties fo:line-height="100.00%" fo:text-align="left" fo:margin-left="4.00pt" fo:text-indent="-4.00pt">
        <style:tab-stops>
          <style:tab-stop style:position="51.85pt"/>
          <style:tab-stop style:position="32892.50pt"/>
          <style:tab-stop style:position="54116.05pt" style:char="." style:type="char"/>
          <style:tab-stop style:position="-4.00pt"/>
        </style:tab-stops>
      </style:paragraph-properties>
    </style:style>
    <style:style style:name="P16" style:family="paragraph">
      <style:paragraph-properties fo:line-height="100.00%" fo:text-align="righ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4.00pt" fo:text-indent="-4.00pt">
        <style:tab-stops>
          <style:tab-stop style:position="51.85pt"/>
          <style:tab-stop style:position="32892.50pt"/>
          <style:tab-stop style:position="54116.05pt" style:char="." style:type="char"/>
          <style:tab-stop style:position="-4.00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4.00pt" fo:text-indent="-4.00pt">
        <style:tab-stops>
          <style:tab-stop style:position="116.35pt"/>
          <style:tab-stop style:position="32892.50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4.00pt" fo:text-indent="-4.00pt">
        <style:tab-stops>
          <style:tab-stop style:position="116.35pt"/>
          <style:tab-stop style:position="32892.50pt"/>
        </style:tab-stops>
      </style:paragraph-properties>
    </style:style>
    <style:style style:name="P23" style:family="paragraph">
      <style:paragraph-properties fo:line-height="100.00%" fo:text-align="left" fo:margin-left="4.00pt" fo:text-indent="-4.00pt">
        <style:tab-stops>
          <style:tab-stop style:position="477.50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4.00pt" fo:text-indent="-4.00pt">
        <style:tab-stops>
          <style:tab-stop style:position="477.50pt"/>
        </style:tab-stops>
      </style:paragraph-properties>
    </style:style>
    <style:style style:name="P26" style:family="paragraph">
      <style:paragraph-properties fo:line-height="100.00%" fo:text-align="left" fo:margin-left="4.00pt" fo:text-indent="-4.00pt">
        <style:tab-stops>
          <style:tab-stop style:position="116.35pt"/>
          <style:tab-stop style:position="32892.50p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4.00pt" fo:text-indent="-4.00pt">
        <style:tab-stops>
          <style:tab-stop style:position="116.35pt"/>
          <style:tab-stop style:position="32892.50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4.00pt" fo:text-indent="-4.00pt">
        <style:tab-stops>
          <style:tab-stop style:position="477.50pt"/>
        </style:tab-stops>
      </style:paragraph-properties>
    </style:style>
    <style:style style:name="P31" style:family="paragraph">
      <style:paragraph-properties fo:line-height="100.00%" fo:text-align="center"/>
    </style:style>
    <style:style style:name="P32" style:family="paragraph">
      <style:paragraph-properties fo:line-height="100.00%" fo:text-align="left" fo:margin-left="4.00pt" fo:text-indent="-4.00pt">
        <style:tab-stops>
          <style:tab-stop style:position="477.50pt"/>
        </style:tab-stops>
      </style:paragraph-properties>
    </style:style>
    <style:style style:name="P33" style:family="paragraph">
      <style:paragraph-properties fo:line-height="100.00%" fo:text-align="left" fo:margin-left="4.00pt" fo:text-indent="-4.00pt">
        <style:tab-stops>
          <style:tab-stop style:position="236.75pt"/>
          <style:tab-stop style:position="32892.50pt"/>
        </style:tab-stops>
      </style:paragraph-properties>
    </style:style>
    <style:style style:name="P34" style:family="paragraph">
      <style:paragraph-properties fo:line-height="100.00%" fo:text-align="center"/>
    </style:style>
    <style:style style:name="P35" style:family="paragraph">
      <style:paragraph-properties fo:line-height="100.00%" fo:text-align="left" fo:margin-left="4.00pt" fo:text-indent="-4.00pt">
        <style:tab-stops>
          <style:tab-stop style:position="236.75pt"/>
          <style:tab-stop style:position="32892.50pt"/>
        </style:tab-stops>
      </style:paragraph-properties>
    </style:style>
    <style:style style:name="P36" style:family="paragraph">
      <style:paragraph-properties fo:line-height="100.00%" fo:text-align="left" fo:margin-left="4.00pt" fo:text-indent="-4.00pt">
        <style:tab-stops>
          <style:tab-stop style:position="116.35pt"/>
          <style:tab-stop style:position="32892.50pt"/>
          <style:tab-stop style:position="421117.65pt" style:type="right"/>
          <style:tab-stop style:position="-4.00p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4.00pt" fo:text-indent="-4.00pt">
        <style:tab-stops>
          <style:tab-stop style:position="116.35pt"/>
          <style:tab-stop style:position="32892.50pt"/>
          <style:tab-stop style:position="421117.65pt" style:type="right"/>
          <style:tab-stop style:position="-4.00pt"/>
        </style:tab-stops>
      </style:paragraph-properties>
    </style:style>
    <style:style style:name="P39" style:family="paragraph">
      <style:paragraph-properties fo:line-height="100.00%" fo:text-align="left" fo:margin-left="4.00pt" fo:text-indent="-4.00pt">
        <style:tab-stops>
          <style:tab-stop style:position="116.35pt"/>
          <style:tab-stop style:position="32892.50pt"/>
          <style:tab-stop style:position="54116.05pt" style:char="." style:type="char"/>
          <style:tab-stop style:position="-4.00pt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4.00pt" fo:text-indent="-4.00pt">
        <style:tab-stops>
          <style:tab-stop style:position="116.35pt"/>
          <style:tab-stop style:position="32892.50pt"/>
          <style:tab-stop style:position="54116.05pt" style:char="." style:type="char"/>
          <style:tab-stop style:position="-4.00pt"/>
        </style:tab-stops>
      </style:paragraph-properties>
    </style:style>
    <style:style style:name="P42" style:family="paragraph">
      <style:paragraph-properties fo:line-height="100.00%" fo:text-align="left" fo:margin-left="4.00pt" fo:text-indent="-4.00pt">
        <style:tab-stops>
          <style:tab-stop style:position="116.35pt"/>
          <style:tab-stop style:position="32892.50pt"/>
          <style:tab-stop style:position="421117.65pt" style:type="right"/>
          <style:tab-stop style:position="-4.00pt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4.00pt" fo:text-indent="-4.00pt">
        <style:tab-stops>
          <style:tab-stop style:position="116.35pt"/>
          <style:tab-stop style:position="32892.50pt"/>
          <style:tab-stop style:position="421117.65pt" style:type="right"/>
          <style:tab-stop style:position="-4.00pt"/>
        </style:tab-stops>
      </style:paragraph-properties>
    </style:style>
    <style:style style:name="P45" style:family="paragraph">
      <style:paragraph-properties fo:line-height="100.00%" fo:text-align="left" fo:margin-left="4.00pt" fo:text-indent="-4.00pt">
        <style:tab-stops>
          <style:tab-stop style:position="116.35pt"/>
          <style:tab-stop style:position="32892.50pt"/>
          <style:tab-stop style:position="54116.05pt" style:char="." style:type="char"/>
          <style:tab-stop style:position="-4.00pt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4.00pt" fo:text-indent="-4.00pt">
        <style:tab-stops>
          <style:tab-stop style:position="116.35pt"/>
          <style:tab-stop style:position="32892.50pt"/>
          <style:tab-stop style:position="54116.05pt" style:char="." style:type="char"/>
          <style:tab-stop style:position="-4.00pt"/>
        </style:tab-stops>
      </style:paragraph-properties>
    </style:style>
    <style:style style:name="P48" style:family="paragraph">
      <style:paragraph-properties fo:line-height="100.00%" fo:text-align="left" fo:margin-left="4.00pt" fo:text-indent="-4.00pt">
        <style:tab-stops>
          <style:tab-stop style:position="116.35pt"/>
          <style:tab-stop style:position="32892.50pt"/>
          <style:tab-stop style:position="421117.65pt" style:type="right"/>
          <style:tab-stop style:position="-4.00pt"/>
        </style:tab-stops>
      </style:paragraph-properties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4.00pt" fo:text-indent="-4.00pt">
        <style:tab-stops>
          <style:tab-stop style:position="116.35pt"/>
          <style:tab-stop style:position="32892.50pt"/>
          <style:tab-stop style:position="421117.65pt" style:type="right"/>
          <style:tab-stop style:position="-4.00pt"/>
        </style:tab-stops>
      </style:paragraph-properties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4.00pt" fo:text-indent="-4.00pt">
        <style:tab-stops>
          <style:tab-stop style:position="92.30pt"/>
          <style:tab-stop style:position="32892.50pt"/>
        </style:tab-stops>
      </style:paragraph-properties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 fo:margin-left="4.00pt" fo:text-indent="-4.00pt">
        <style:tab-stops>
          <style:tab-stop style:position="92.30pt"/>
          <style:tab-stop style:position="32892.50pt"/>
        </style:tab-stops>
      </style:paragraph-properties>
    </style:style>
    <style:style style:name="P55" style:family="paragraph">
      <style:paragraph-properties fo:line-height="100.00%" fo:text-align="left" fo:margin-left="4.00pt" fo:text-indent="-4.00pt">
        <style:tab-stops>
          <style:tab-stop style:position="92.30pt"/>
          <style:tab-stop style:position="32892.50pt"/>
        </style:tab-stops>
      </style:paragraph-properties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left="4.00pt" fo:text-indent="-4.00pt">
        <style:tab-stops>
          <style:tab-stop style:position="92.30pt"/>
          <style:tab-stop style:position="32892.50pt"/>
        </style:tab-stops>
      </style:paragraph-properties>
    </style:style>
    <style:style style:name="P58" style:family="paragraph">
      <style:paragraph-properties fo:line-height="100.00%" fo:text-align="left" fo:margin-left="4.00pt" fo:text-indent="-4.00pt">
        <style:tab-stops>
          <style:tab-stop style:position="92.30pt"/>
          <style:tab-stop style:position="32892.50pt"/>
          <style:tab-stop style:position="421117.65pt" style:type="right"/>
          <style:tab-stop style:position="-4.00pt"/>
          <style:tab-stop style:position="92.30pt"/>
        </style:tab-stops>
      </style:paragraph-properties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 fo:margin-left="4.00pt" fo:text-indent="-4.00pt">
        <style:tab-stops>
          <style:tab-stop style:position="92.30pt"/>
          <style:tab-stop style:position="32892.50pt"/>
          <style:tab-stop style:position="421117.65pt" style:type="right"/>
          <style:tab-stop style:position="-4.00pt"/>
          <style:tab-stop style:position="92.30pt"/>
        </style:tab-stops>
      </style:paragraph-properties>
    </style:style>
    <style:style style:name="P61" style:family="paragraph">
      <style:paragraph-properties fo:line-height="100.00%" fo:text-align="left" fo:margin-left="4.00pt" fo:text-indent="-4.00pt">
        <style:tab-stops>
          <style:tab-stop style:position="92.30pt"/>
          <style:tab-stop style:position="32892.50pt"/>
        </style:tab-stops>
      </style:paragraph-properties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left" fo:margin-left="4.00pt" fo:text-indent="-4.00pt">
        <style:tab-stops>
          <style:tab-stop style:position="92.30pt"/>
          <style:tab-stop style:position="32892.50pt"/>
        </style:tab-stops>
      </style:paragraph-properties>
    </style:style>
    <style:style style:name="P64" style:family="paragraph">
      <style:paragraph-properties fo:line-height="100.00%" fo:text-align="left" fo:margin-left="4.00pt" fo:text-indent="-4.00pt">
        <style:tab-stops>
          <style:tab-stop style:position="92.30pt"/>
          <style:tab-stop style:position="32892.50pt"/>
          <style:tab-stop style:position="421117.65pt" style:type="right"/>
          <style:tab-stop style:position="-4.00pt"/>
          <style:tab-stop style:position="92.30pt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 fo:margin-left="4.00pt" fo:text-indent="-4.00pt">
        <style:tab-stops>
          <style:tab-stop style:position="92.30pt"/>
          <style:tab-stop style:position="32892.50pt"/>
          <style:tab-stop style:position="421117.65pt" style:type="right"/>
          <style:tab-stop style:position="-4.00pt"/>
          <style:tab-stop style:position="92.30pt"/>
        </style:tab-stops>
      </style:paragraph-properties>
    </style:style>
    <style:style style:name="P67" style:family="paragraph">
      <style:paragraph-properties fo:line-height="100.00%" fo:text-align="left" fo:margin-left="4.00pt" fo:text-indent="-4.00pt">
        <style:tab-stops>
          <style:tab-stop style:position="92.30pt"/>
          <style:tab-stop style:position="32892.50pt"/>
        </style:tab-stops>
      </style:paragraph-properties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left" fo:margin-left="4.00pt" fo:text-indent="-4.00pt">
        <style:tab-stops>
          <style:tab-stop style:position="92.30pt"/>
          <style:tab-stop style:position="32892.50pt"/>
        </style:tab-stops>
      </style:paragraph-properties>
    </style:style>
    <style:style style:name="P70" style:family="paragraph">
      <style:paragraph-properties fo:line-height="100.00%" fo:text-align="left" fo:margin-left="4.00pt" fo:text-indent="-4.00pt">
        <style:tab-stops>
          <style:tab-stop style:position="92.30pt"/>
          <style:tab-stop style:position="32892.50pt"/>
          <style:tab-stop style:position="421117.65pt" style:type="right"/>
          <style:tab-stop style:position="-4.00pt"/>
          <style:tab-stop style:position="92.30pt"/>
        </style:tab-stops>
      </style:paragraph-properties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 fo:margin-left="4.00pt" fo:text-indent="-4.00pt">
        <style:tab-stops>
          <style:tab-stop style:position="92.30pt"/>
          <style:tab-stop style:position="32892.50pt"/>
          <style:tab-stop style:position="421117.65pt" style:type="right"/>
          <style:tab-stop style:position="-4.00pt"/>
          <style:tab-stop style:position="92.30pt"/>
        </style:tab-stops>
      </style:paragraph-properties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left" fo:margin-left="4.00pt" fo:text-indent="-4.00pt">
        <style:tab-stops>
          <style:tab-stop style:position="156.50pt"/>
          <style:tab-stop style:position="32892.50pt"/>
          <style:tab-stop style:position="421117.65pt" style:type="right"/>
        </style:tab-stops>
      </style:paragraph-properties>
    </style:style>
    <style:style style:name="P75" style:family="paragraph">
      <style:paragraph-properties fo:line-height="100.00%" fo:text-align="left"/>
    </style:style>
    <text:list-style style:name="L7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6" style:family="paragraph">
      <style:paragraph-properties fo:line-height="100.00%" fo:text-align="left" fo:margin-left="-18.00pt" fo:text-indent="18.00pt"/>
    </style:style>
    <style:style style:name="P77" style:family="paragraph">
      <style:paragraph-properties fo:line-height="100.00%" fo:text-align="left" fo:margin-left="4.00pt" fo:text-indent="-4.00pt">
        <style:tab-stops>
          <style:tab-stop style:position="156.50pt"/>
          <style:tab-stop style:position="32892.50pt"/>
          <style:tab-stop style:position="421117.65pt" style:type="right"/>
        </style:tab-stops>
      </style:paragraph-properties>
    </style:style>
    <style:style style:name="P78" style:family="paragraph">
      <style:paragraph-properties fo:line-height="100.00%" fo:text-align="left" fo:margin-left="4.00pt" fo:text-indent="-4.00pt">
        <style:tab-stops>
          <style:tab-stop style:position="156.50pt"/>
          <style:tab-stop style:position="32892.50pt"/>
          <style:tab-stop style:position="54116.05pt" style:char="." style:type="char"/>
        </style:tab-stops>
      </style:paragraph-properties>
    </style:style>
    <style:style style:name="P79" style:family="paragraph">
      <style:paragraph-properties fo:line-height="100.00%" fo:text-align="left"/>
    </style:style>
    <style:style style:name="P80" style:family="paragraph">
      <style:paragraph-properties fo:line-height="100.00%" fo:text-align="left" fo:margin-left="4.00pt" fo:text-indent="-4.00pt">
        <style:tab-stops>
          <style:tab-stop style:position="156.50pt"/>
          <style:tab-stop style:position="32892.50pt"/>
          <style:tab-stop style:position="54116.05pt" style:char="." style:type="char"/>
        </style:tab-stops>
      </style:paragraph-properties>
    </style:style>
    <style:style style:name="P81" style:family="paragraph">
      <style:paragraph-properties fo:line-height="100.00%" fo:text-align="left"/>
    </style:style>
    <style:style style:name="TableColumn0100" style:family="table-column">
      <style:table-column-properties style:column-width="0.775694in"/>
    </style:style>
    <style:style style:name="TableColumn0101" style:family="table-column">
      <style:table-column-properties style:column-width="2.041667in"/>
    </style:style>
    <style:style style:name="TableColumn0102" style:family="table-column">
      <style:table-column-properties style:column-width="1.942361in"/>
    </style:style>
    <style:style style:name="TableColumn0103" style:family="table-column">
      <style:table-column-properties style:column-width="1.927778in"/>
    </style:style>
    <style:style style:name="Table01" style:family="table">
      <style:table-properties style:width="6.687500in" fo:margin-left="0.000000in" style:writing-mode="lr" table:align="left" style:may-break-between-rows="true"/>
    </style:style>
    <style:style style:name="TableRow0100" style:family="table-row">
      <style:table-row-properties style:min-row-height="0.334028in"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10002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10003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Row0101" style:family="table-row">
      <style:table-row-properties style:min-row-height="0.204861in"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5f5f5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5f5f5"/>
    </style:style>
    <style:style style:name="TableCell010102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5f5f5"/>
    </style:style>
    <style:style style:name="TableCell010103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5f5f5"/>
    </style:style>
    <style:style style:name="TableRow0102" style:family="table-row">
      <style:table-row-properties style:min-row-height="0.204861in"/>
    </style:style>
    <style:style style:name="TableCell010200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10202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10203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Row0103" style:family="table-row">
      <style:table-row-properties style:min-row-height="0.355556in"/>
    </style:style>
    <style:style style:name="TableCell010300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5f5f5"/>
    </style:style>
    <style:style style:name="TableCell010301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5f5f5"/>
    </style:style>
    <style:style style:name="TableCell010302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5f5f5"/>
    </style:style>
    <style:style style:name="TableCell010303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5f5f5"/>
    </style:style>
    <style:style style:name="TableColumn0200" style:family="table-column">
      <style:table-column-properties style:column-width="1.671528in"/>
    </style:style>
    <style:style style:name="TableColumn0201" style:family="table-column">
      <style:table-column-properties style:column-width="5.015972in"/>
    </style:style>
    <style:style style:name="Table02" style:family="table">
      <style:table-properties style:width="6.687500in" fo:margin-left="0.000000in" style:writing-mode="lr" table:align="left" style:may-break-between-rows="true"/>
    </style:style>
    <style:style style:name="TableRow0200" style:family="table-row">
      <style:table-row-properties style:min-row-height="0.834028in"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Row0201" style:family="table-row">
      <style:table-row-properties style:min-row-height="0.167361in"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5f5f5"/>
    </style:style>
    <style:style style:name="TableCell020101" style:family="table-cell">
      <style:table-cell-properties fo:border-top="0.000000in solid #000000" fo:border-left="0.000000in solid #000000" fo:border-right="0.000000in solid #000000" fo:border-bottom="0.000000in solid #000000" fo:padding-left="0.055556in" fo:padding-right="0.055556in" fo:vertical-align="top" fo:background-color="# 0 0 0"/>
    </style:style>
    <style:style style:name="TableRow0202" style:family="table-row">
      <style:table-row-properties style:min-row-height="1.334028in"/>
    </style:style>
    <style:style style:name="TableCell020200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20201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olumn0300" style:family="table-column">
      <style:table-column-properties style:column-width="1.671528in"/>
    </style:style>
    <style:style style:name="TableColumn0301" style:family="table-column">
      <style:table-column-properties style:column-width="1.672222in"/>
    </style:style>
    <style:style style:name="TableColumn0302" style:family="table-column">
      <style:table-column-properties style:column-width="1.671528in"/>
    </style:style>
    <style:style style:name="TableColumn0303" style:family="table-column">
      <style:table-column-properties style:column-width="1.672222in"/>
    </style:style>
    <style:style style:name="Table03" style:family="table">
      <style:table-properties style:width="6.687500in" fo:margin-left="0.000000in" style:writing-mode="lr" table:align="left" style:may-break-between-rows="true"/>
    </style:style>
    <style:style style:name="TableRow0300" style:family="table-row">
      <style:table-row-properties style:min-row-height="0.204861in"/>
    </style:style>
    <style:style style:name="TableCell030000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30001" style:family="table-cell">
      <style:table-cell-properties fo:border-top="0.000000in solid #000000" fo:border-left="0.000000in solid #000000" fo:border-right="0.000000in solid #000000" fo:border-bottom="0.000000in solid #000000" fo:padding-left="0.055556in" fo:padding-right="0.055556in" fo:vertical-align="top" fo:background-color="# 0 0 0"/>
    </style:style>
    <style:style style:name="TableCell030002" style:family="table-cell">
      <style:table-cell-properties fo:border-top="0.000000in solid #000000" fo:border-left="0.000000in solid #000000" fo:border-right="0.000000in solid #000000" fo:border-bottom="0.000000in solid #000000" fo:padding-left="0.055556in" fo:padding-right="0.055556in" fo:vertical-align="top" fo:background-color="# 0 0 0"/>
    </style:style>
    <style:style style:name="TableCell030003" style:family="table-cell">
      <style:table-cell-properties fo:border-top="0.000000in solid #000000" fo:border-left="0.000000in solid #000000" fo:border-right="0.000000in solid #000000" fo:border-bottom="0.000000in solid #000000" fo:padding-left="0.055556in" fo:padding-right="0.055556in" fo:vertical-align="top" fo:background-color="# 0 0 0"/>
    </style:style>
    <style:style style:name="TableRow0301" style:family="table-row">
      <style:table-row-properties style:min-row-height="0.204861in"/>
    </style:style>
    <style:style style:name="TableCell030100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5f5f5"/>
    </style:style>
    <style:style style:name="TableCell030101" style:family="table-cell">
      <style:table-cell-properties fo:border-top="0.000000in solid #000000" fo:border-left="0.000000in solid #000000" fo:border-right="0.000000in solid #000000" fo:border-bottom="0.000000in solid #000000" fo:padding-left="0.055556in" fo:padding-right="0.055556in" fo:vertical-align="top" fo:background-color="# 0 0 0"/>
    </style:style>
    <style:style style:name="TableCell030102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5f5f5"/>
    </style:style>
    <style:style style:name="TableCell030103" style:family="table-cell">
      <style:table-cell-properties fo:border-top="0.000000in solid #000000" fo:border-left="0.000000in solid #000000" fo:border-right="0.000000in solid #000000" fo:border-bottom="0.000000in solid #000000" fo:padding-left="0.055556in" fo:padding-right="0.055556in" fo:vertical-align="top" fo:background-color="# 0 0 0"/>
    </style:style>
    <style:style style:name="TableRow0302" style:family="table-row">
      <style:table-row-properties style:min-row-height="0.204861in"/>
    </style:style>
    <style:style style:name="TableCell030200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30201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30202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30203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Row0303" style:family="table-row">
      <style:table-row-properties style:min-row-height="0.204861in"/>
    </style:style>
    <style:style style:name="TableCell030300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5f5f5"/>
    </style:style>
    <style:style style:name="TableCell030301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5f5f5"/>
    </style:style>
    <style:style style:name="TableCell030302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5f5f5"/>
    </style:style>
    <style:style style:name="TableCell030303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5f5f5"/>
    </style:style>
    <style:style style:name="TableRow0304" style:family="table-row">
      <style:table-row-properties style:min-row-height="0.305556in"/>
    </style:style>
    <style:style style:name="TableCell030400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30401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30402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30403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Row0305" style:family="table-row">
      <style:table-row-properties style:min-row-height="0.204861in"/>
    </style:style>
    <style:style style:name="TableCell030500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5f5f5"/>
    </style:style>
    <style:style style:name="TableCell030501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5f5f5"/>
    </style:style>
    <style:style style:name="TableCell030502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5f5f5"/>
    </style:style>
    <style:style style:name="TableCell030503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5f5f5"/>
    </style:style>
    <style:style style:name="TableRow0306" style:family="table-row">
      <style:table-row-properties style:min-row-height="0.204861in"/>
    </style:style>
    <style:style style:name="TableCell030600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30601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30602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30603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olumn0400" style:family="table-column">
      <style:table-column-properties style:column-width="1.337500in"/>
    </style:style>
    <style:style style:name="TableColumn0401" style:family="table-column">
      <style:table-column-properties style:column-width="1.337500in"/>
    </style:style>
    <style:style style:name="TableColumn0402" style:family="table-column">
      <style:table-column-properties style:column-width="1.337500in"/>
    </style:style>
    <style:style style:name="TableColumn0403" style:family="table-column">
      <style:table-column-properties style:column-width="1.337500in"/>
    </style:style>
    <style:style style:name="TableColumn0404" style:family="table-column">
      <style:table-column-properties style:column-width="1.337500in"/>
    </style:style>
    <style:style style:name="Table04" style:family="table">
      <style:table-properties style:width="6.687500in" fo:margin-left="0.000000in" style:writing-mode="lr" table:align="left" style:may-break-between-rows="true"/>
    </style:style>
    <style:style style:name="TableRow0400" style:family="table-row">
      <style:table-row-properties style:min-row-height="0.204861in"/>
    </style:style>
    <style:style style:name="TableCell040000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40001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40002" style:family="table-cell">
      <style:table-cell-properties fo:border-top="0.000000in solid #000000" fo:border-left="0.000000in solid #000000" fo:border-right="0.000000in solid #000000" fo:border-bottom="0.000000in solid #000000" fo:padding-left="0.055556in" fo:padding-right="0.055556in" fo:vertical-align="top" fo:background-color="# 0 0 0"/>
    </style:style>
    <style:style style:name="TableCell040003" style:family="table-cell">
      <style:table-cell-properties fo:border-top="0.000000in solid #000000" fo:border-left="0.000000in solid #000000" fo:border-right="0.000000in solid #000000" fo:border-bottom="0.000000in solid #000000" fo:padding-left="0.055556in" fo:padding-right="0.055556in" fo:vertical-align="top" fo:background-color="# 0 0 0"/>
    </style:style>
    <style:style style:name="TableCell040004" style:family="table-cell">
      <style:table-cell-properties fo:border-top="0.000000in solid #000000" fo:border-left="0.000000in solid #000000" fo:border-right="0.000000in solid #000000" fo:border-bottom="0.000000in solid #000000" fo:padding-left="0.055556in" fo:padding-right="0.055556in" fo:vertical-align="top" fo:background-color="# 0 0 0"/>
    </style:style>
    <style:style style:name="TableRow0401" style:family="table-row">
      <style:table-row-properties style:min-row-height="0.204861in"/>
    </style:style>
    <style:style style:name="TableCell040100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5f5f5"/>
    </style:style>
    <style:style style:name="TableCell040101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5f5f5"/>
    </style:style>
    <style:style style:name="TableCell040102" style:family="table-cell">
      <style:table-cell-properties fo:border-top="0.000000in solid #000000" fo:border-left="0.000000in solid #000000" fo:border-right="0.000000in solid #000000" fo:border-bottom="0.000000in solid #000000" fo:padding-left="0.055556in" fo:padding-right="0.055556in" fo:vertical-align="top" fo:background-color="# 0 0 0"/>
    </style:style>
    <style:style style:name="TableCell040103" style:family="table-cell">
      <style:table-cell-properties fo:border-top="0.000000in solid #000000" fo:border-left="0.000000in solid #000000" fo:border-right="0.000000in solid #000000" fo:border-bottom="0.000000in solid #000000" fo:padding-left="0.055556in" fo:padding-right="0.055556in" fo:vertical-align="top" fo:background-color="# 0 0 0"/>
    </style:style>
    <style:style style:name="TableCell040104" style:family="table-cell">
      <style:table-cell-properties fo:border-top="0.000000in solid #000000" fo:border-left="0.000000in solid #000000" fo:border-right="0.000000in solid #000000" fo:border-bottom="0.000000in solid #000000" fo:padding-left="0.055556in" fo:padding-right="0.055556in" fo:vertical-align="top" fo:background-color="# 0 0 0"/>
    </style:style>
    <style:style style:name="TableRow0402" style:family="table-row">
      <style:table-row-properties style:min-row-height="0.612500in"/>
    </style:style>
    <style:style style:name="TableCell040200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40201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40202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40203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40204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Row0403" style:family="table-row">
      <style:table-row-properties style:min-row-height="0.204861in"/>
    </style:style>
    <style:style style:name="TableCell040300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5f5f5"/>
    </style:style>
    <style:style style:name="TableCell040301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5f5f5"/>
    </style:style>
    <style:style style:name="TableCell040302" style:family="table-cell">
      <style:table-cell-properties fo:border-top="0.000000in solid #000000" fo:border-left="0.000000in solid #000000" fo:border-right="0.000000in solid #000000" fo:border-bottom="0.000000in solid #000000" fo:padding-left="0.055556in" fo:padding-right="0.055556in" fo:vertical-align="top" fo:background-color="# 0 0 0"/>
    </style:style>
    <style:style style:name="TableCell040303" style:family="table-cell">
      <style:table-cell-properties fo:border-top="0.000000in solid #000000" fo:border-left="0.000000in solid #000000" fo:border-right="0.000000in solid #000000" fo:border-bottom="0.000000in solid #000000" fo:padding-left="0.055556in" fo:padding-right="0.055556in" fo:vertical-align="top" fo:background-color="# 0 0 0"/>
    </style:style>
    <style:style style:name="TableCell040304" style:family="table-cell">
      <style:table-cell-properties fo:border-top="0.000000in solid #000000" fo:border-left="0.000000in solid #000000" fo:border-right="0.000000in solid #000000" fo:border-bottom="0.000000in solid #000000" fo:padding-left="0.055556in" fo:padding-right="0.055556in" fo:vertical-align="top" fo:background-color="# 0 0 0"/>
    </style:style>
    <style:style style:name="TableRow0404" style:family="table-row">
      <style:table-row-properties style:min-row-height="0.204861in"/>
    </style:style>
    <style:style style:name="TableCell040400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40401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40402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40403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40404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Row0405" style:family="table-row">
      <style:table-row-properties style:min-row-height="0.204861in"/>
    </style:style>
    <style:style style:name="TableCell040500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5f5f5"/>
    </style:style>
    <style:style style:name="TableCell040501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5f5f5"/>
    </style:style>
    <style:style style:name="TableCell040502" style:family="table-cell">
      <style:table-cell-properties fo:border-top="0.000000in solid #000000" fo:border-left="0.000000in solid #000000" fo:border-right="0.000000in solid #000000" fo:border-bottom="0.000000in solid #000000" fo:padding-left="0.055556in" fo:padding-right="0.055556in" fo:vertical-align="top" fo:background-color="# 0 0 0"/>
    </style:style>
    <style:style style:name="TableCell040503" style:family="table-cell">
      <style:table-cell-properties fo:border-top="0.000000in solid #000000" fo:border-left="0.000000in solid #000000" fo:border-right="0.000000in solid #000000" fo:border-bottom="0.000000in solid #000000" fo:padding-left="0.055556in" fo:padding-right="0.055556in" fo:vertical-align="top" fo:background-color="# 0 0 0"/>
    </style:style>
    <style:style style:name="TableCell040504" style:family="table-cell">
      <style:table-cell-properties fo:border-top="0.000000in solid #000000" fo:border-left="0.000000in solid #000000" fo:border-right="0.000000in solid #000000" fo:border-bottom="0.000000in solid #000000" fo:padding-left="0.055556in" fo:padding-right="0.055556in" fo:vertical-align="top" fo:background-color="# 0 0 0"/>
    </style:style>
    <style:style style:name="TableRow0406" style:family="table-row">
      <style:table-row-properties style:min-row-height="0.204861in"/>
    </style:style>
    <style:style style:name="TableCell040600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40601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40602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40603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40604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olumn0500" style:family="table-column">
      <style:table-column-properties style:column-width="2.229167in"/>
    </style:style>
    <style:style style:name="TableColumn0501" style:family="table-column">
      <style:table-column-properties style:column-width="2.229167in"/>
    </style:style>
    <style:style style:name="TableColumn0502" style:family="table-column">
      <style:table-column-properties style:column-width="2.229167in"/>
    </style:style>
    <style:style style:name="Table05" style:family="table">
      <style:table-properties style:width="6.687500in" fo:margin-left="0.000000in" style:writing-mode="lr" table:align="left" style:may-break-between-rows="true"/>
    </style:style>
    <style:style style:name="TableRow0500" style:family="table-row">
      <style:table-row-properties style:min-row-height="0.350000in"/>
    </style:style>
    <style:style style:name="TableCell050000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50001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Cell050002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fffff"/>
    </style:style>
    <style:style style:name="TableRow0501" style:family="table-row">
      <style:table-row-properties style:min-row-height="0.334028in"/>
    </style:style>
    <style:style style:name="TableCell050100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5f5f5"/>
    </style:style>
    <style:style style:name="TableCell050101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5f5f5"/>
    </style:style>
    <style:style style:name="TableCell050102" style:family="table-cell">
      <style:table-cell-properties fo:border-top="0.006944in solid #000000" fo:border-left="0.006944in solid #000000" fo:border-right="0.006944in solid #000000" fo:border-bottom="0.006944in solid #000000" fo:padding-left="0.055556in" fo:padding-right="0.055556in" fo:vertical-align="top" fo:background-color="#f5f5f5"/>
    </style:style>
  </office:automatic-styles>
  <office:body>
    <office:text>
      <text:p text:style-name="P1"><text:span text:style-name="T1"/></text:p>
      <text:p text:style-name="P1"><text:span text:style-name="T1"/></text:p>
      <text:p text:style-name="P2"><text:span text:style-name="T2">Mijn Loopbaanplan naar IT </text:span></text:p>
      <text:p text:style-name="P2"><text:span text:style-name="T3">Domein: DevOps &amp; Cloud technology</text:span></text:p>
      <text:p text:style-name="P2"><text:span text:style-name="T4">IT-baan: Cloud engineer</text:span></text:p>
      <text:p text:style-name="P3"><text:span text:style-name="T5"/></text:p>
      <text:p text:style-name="P3"><text:span text:style-name="T6">Naam: Jose Nieste</text:span></text:p>
      <text:p text:style-name="P3"><text:span text:style-name="T6">Email:<text:s/></text:span><text:a xlink:href="mailto:pathways@techgrounds.nl"><text:span text:style-name="T8">j</text:span></text:a><text:span text:style-name="T9">az_4u@hotmail.com</text:span></text:p>
      <text:p text:style-name="P3"><text:span text:style-name="T10">Welke richting wil je op?</text:span></text:p>
      <text:p text:style-name="P3"><text:span text:style-name="T11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5"><text:span text:style-name="T12">Voorkeur</text:span><text:span text:style-name="T13"/></text:p>
          </table:table-cell>
          <table:table-cell table:style-name="TableCell010001">
            <text:p text:style-name="P5"><text:span text:style-name="T14">Welke IT-baan heb je in gedachte</text:span><text:span text:style-name="T15"/></text:p>
          </table:table-cell>
          <table:table-cell table:style-name="TableCell010002">
            <text:p text:style-name="P5"><text:span text:style-name="T16">Welke specifieke IT-hard skill</text:span><text:span text:style-name="T17"/></text:p>
          </table:table-cell>
          <table:table-cell table:style-name="TableCell010003">
            <text:p text:style-name="P5"><text:span text:style-name="T18">Welk IT-domein heeft je voorkeur</text:span><text:span text:style-name="T19"/></text:p>
          </table:table-cell>
        </table:table-row>
        <table:table-row table:style-name="TableRow0101">
          <table:table-cell table:style-name="TableCell010100">
            <text:p text:style-name="P8"><text:span text:style-name="T20">1</text:span><text:span text:style-name="T21"/></text:p>
          </table:table-cell>
          <table:table-cell table:style-name="TableCell010101">
            <text:p text:style-name="P9"><text:span text:style-name="T22">Cloud Engineer</text:span><text:span text:style-name="T23"/></text:p>
          </table:table-cell>
          <table:table-cell table:style-name="TableCell010102">
            <text:p text:style-name="P9"><text:span text:style-name="T24">Alles programmeertalen</text:span><text:span text:style-name="T25"/></text:p>
          </table:table-cell>
          <table:table-cell table:style-name="TableCell010103">
            <text:p text:style-name="P9"><text:span text:style-name="T26">Developing / Network Technology &amp;Engineering</text:span><text:span text:style-name="T27"/></text:p>
          </table:table-cell>
        </table:table-row>
        <table:table-row table:style-name="TableRow0102">
          <table:table-cell table:style-name="TableCell010200">
            <text:p text:style-name="P12"><text:span text:style-name="T28">2</text:span><text:span text:style-name="T29"/></text:p>
          </table:table-cell>
          <table:table-cell table:style-name="TableCell010201">
            <text:p text:style-name="P13"><text:span text:style-name="T30">salesforce</text:span><text:span text:style-name="T31"/></text:p>
          </table:table-cell>
          <table:table-cell table:style-name="TableCell010202">
            <text:p text:style-name="P13"><text:span text:style-name="T32">python</text:span><text:span text:style-name="T33"/></text:p>
          </table:table-cell>
          <table:table-cell table:style-name="TableCell010203">
            <text:p text:style-name="P13"><text:span text:style-name="T34">Developing / Network Technology &amp;Engineering</text:span><text:span text:style-name="T35"/></text:p>
          </table:table-cell>
        </table:table-row>
        <table:table-row table:style-name="TableRow0103">
          <table:table-cell table:style-name="TableCell010300">
            <text:p text:style-name="P16"><text:span text:style-name="T36">3</text:span><text:span text:style-name="T37"/></text:p>
          </table:table-cell>
          <table:table-cell table:style-name="TableCell010301">
            <text:p text:style-name="P17"><text:span text:style-name="T38">Ux design</text:span><text:span text:style-name="T39"/></text:p>
          </table:table-cell>
          <table:table-cell table:style-name="TableCell010302">
            <text:p text:style-name="P17"><text:span text:style-name="T40">java</text:span><text:span text:style-name="T41"/></text:p>
          </table:table-cell>
          <table:table-cell table:style-name="TableCell010303">
            <text:p text:style-name="P17"><text:span text:style-name="T42">Developing / Network Technology &amp;Engineering</text:span><text:span text:style-name="T43"/></text:p>
          </table:table-cell>
        </table:table-row>
      </table:table>
      <text:p text:style-name="P19"><text:span text:style-name="T43"/></text:p>
      <text:p text:style-name="P19"><text:span text:style-name="T43"/></text:p>
      <text:p text:style-name="P19"><text:span text:style-name="T44">Wat waren de triggers (tijdens Pathways) om dit te besluiten?</text:span></text:p>
      <text:p text:style-name="P19"><text:span text:style-name="T45">En motiveer goed je keuze</text:span></text:p>
      <text:p text:style-name="P19"><text:span text:style-name="T46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21"><text:span text:style-name="T47">Triggers voor mijn keuze</text:span><text:span text:style-name="T48"/></text:p>
          </table:table-cell>
          <table:table-cell table:style-name="TableCell020001">
            <text:p text:style-name="P21"><text:span text:style-name="T49">Online werk, 4 dagen mogelijk, online leer website, toekomst in IT , administrator funcite waaar troubleshooting en analytisch vermogen nodig is.</text:span><text:span text:style-name="T50"/></text:p>
          </table:table-cell>
        </table:table-row>
        <table:table-row table:style-name="TableRow0201">
          <table:table-cell table:style-name="TableCell020100" table:number-columns-spanned="2">
            <text:p text:style-name="P24"><text:span text:style-name="T50"/></text:p>
          </table:table-cell>
          <table:covered-table-cell/>
        </table:table-row>
        <table:table-row table:style-name="TableRow0202">
          <table:table-cell table:style-name="TableCell020200">
            <text:p text:style-name="P27"><text:span text:style-name="T51">Motivatie voor mijn keuze<text:s/></text:span><text:span text:style-name="T52"/></text:p>
          </table:table-cell>
          <table:table-cell table:style-name="TableCell020201">
            <text:p text:style-name="P27"><text:span text:style-name="T53">*Zie mijn motivatie brief*</text:span></text:p>
            <text:p text:style-name="P27"><text:span text:style-name="T53">Ik denk dat ik deze functie wel kan bemachtigen , vanwege persoonlijke werkervaring en skills . En ook omdat ik denk dat het goed in mijn leven past.</text:span></text:p>
            <text:p text:style-name="P27"><text:span text:style-name="T54"><text:line-break/></text:span><text:span text:style-name="T55"/></text:p>
          </table:table-cell>
        </table:table-row>
      </table:table>
      <text:p text:style-name="P29"><text:span text:style-name="T55"/></text:p>
      <text:p text:style-name="P29"><text:span text:style-name="T55"/></text:p>
      <text:p text:style-name="P29"><text:span text:style-name="T55"/></text:p>
      <text:p text:style-name="P29"><text:span text:style-name="T55"/></text:p>
      <text:p text:style-name="P29"><text:span text:style-name="T55"/></text:p>
      <text:p text:style-name="P29"><text:span text:style-name="T55"/></text:p>
      <text:p text:style-name="P29"><text:span text:style-name="T55"/></text:p>
      <text:p text:style-name="P29"><text:span text:style-name="T56">Hoe ziet jou T-shape eruit?</text:span></text:p>
      <text:p text:style-name="P29"><text:span text:style-name="T57">En stel vast welke hard/soft skills je al beheerst, en welke nog niet (deze staan tussen haakjes)</text:span></text:p>
      <text:p text:style-name="P29"><text:span text:style-name="T58"/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row table:style-name="TableRow0300">
          <table:table-cell table:style-name="TableCell030000" table:number-columns-spanned="4">
            <text:p text:style-name="P31"><text:span text:style-name="T59">Onderdelen van mijn T-shape</text:span><text:span text:style-name="T60"/></text:p>
          </table:table-cell>
          <table:covered-table-cell/>
          <table:covered-table-cell/>
          <table:covered-table-cell/>
        </table:table-row>
        <table:table-row table:style-name="TableRow0301">
          <table:table-cell table:style-name="TableCell030100" table:number-columns-spanned="2">
            <text:p text:style-name="P34"><text:span text:style-name="T61">Soft skills</text:span><text:span text:style-name="T62"/></text:p>
          </table:table-cell>
          <table:covered-table-cell/>
          <table:table-cell table:style-name="TableCell030102" table:number-columns-spanned="2">
            <text:p text:style-name="P34"><text:span text:style-name="T63">IT-skills</text:span><text:span text:style-name="T64"/></text:p>
          </table:table-cell>
          <table:covered-table-cell/>
        </table:table-row>
        <table:table-row table:style-name="TableRow0302">
          <table:table-cell table:style-name="TableCell030200">
            <text:p text:style-name="P37"><text:span text:style-name="T65">Karakter/competenties</text:span><text:span text:style-name="T66"/></text:p>
          </table:table-cell>
          <table:table-cell table:style-name="TableCell030201">
            <text:p text:style-name="P37"><text:span text:style-name="T67">Professionele skills</text:span><text:span text:style-name="T68"/></text:p>
          </table:table-cell>
          <table:table-cell table:style-name="TableCell030202">
            <text:p text:style-name="P37"><text:span text:style-name="T69">IT-vaardigheden</text:span><text:span text:style-name="T70"/></text:p>
          </table:table-cell>
          <table:table-cell table:style-name="TableCell030203">
            <text:p text:style-name="P37"><text:span text:style-name="T71">Benodigde certificaten<text:s/></text:span><text:span text:style-name="T72"/></text:p>
          </table:table-cell>
        </table:table-row>
        <table:table-row table:style-name="TableRow0303">
          <table:table-cell table:style-name="TableCell030300">
            <text:p text:style-name="P40"><text:span text:style-name="T73">Analytisch<text:s/></text:span><text:span text:style-name="T74"/></text:p>
          </table:table-cell>
          <table:table-cell table:style-name="TableCell030301">
            <text:p text:style-name="P40"><text:span text:style-name="T75">Advies vaardigheden</text:span><text:span text:style-name="T76"/></text:p>
          </table:table-cell>
          <table:table-cell table:style-name="TableCell030302">
            <text:p text:style-name="P40"><text:span text:style-name="T77">Windows /android</text:span><text:span text:style-name="T78"/></text:p>
          </table:table-cell>
          <table:table-cell table:style-name="TableCell030303">
            <text:p text:style-name="P40"><text:span text:style-name="T79">n/a</text:span><text:span text:style-name="T80"/></text:p>
          </table:table-cell>
        </table:table-row>
        <table:table-row table:style-name="TableRow0304">
          <table:table-cell table:style-name="TableCell030400">
            <text:p text:style-name="P43"><text:span text:style-name="T81">Troubleshooter<text:s/></text:span><text:span text:style-name="T82"/></text:p>
          </table:table-cell>
          <table:table-cell table:style-name="TableCell030401">
            <text:p text:style-name="P43"><text:span text:style-name="T83">Communucatie</text:span><text:span text:style-name="T84"/></text:p>
          </table:table-cell>
          <table:table-cell table:style-name="TableCell030402">
            <text:p text:style-name="P43"><text:span text:style-name="T85">HTML/CSS</text:span><text:span text:style-name="T86"/></text:p>
          </table:table-cell>
          <table:table-cell table:style-name="TableCell030403">
            <text:p text:style-name="P43"><text:span text:style-name="T87">n/a</text:span><text:span text:style-name="T88"/></text:p>
          </table:table-cell>
        </table:table-row>
        <table:table-row table:style-name="TableRow0305">
          <table:table-cell table:style-name="TableCell030500">
            <text:p text:style-name="P46"><text:span text:style-name="T89">Teamspeler</text:span><text:span text:style-name="T90"/></text:p>
          </table:table-cell>
          <table:table-cell table:style-name="TableCell030501">
            <text:p text:style-name="P46"><text:span text:style-name="T91">Directie bepaling</text:span><text:span text:style-name="T92"/></text:p>
          </table:table-cell>
          <table:table-cell table:style-name="TableCell030502">
            <text:p text:style-name="P46"><text:span text:style-name="T93">ITIL</text:span><text:span text:style-name="T94"/></text:p>
          </table:table-cell>
          <table:table-cell table:style-name="TableCell030503">
            <text:p text:style-name="P46"><text:span text:style-name="T95">n/a</text:span><text:span text:style-name="T96"/></text:p>
          </table:table-cell>
        </table:table-row>
        <table:table-row table:style-name="TableRow0306">
          <table:table-cell table:style-name="TableCell030600">
            <text:p text:style-name="P49"><text:span text:style-name="T96"/></text:p>
          </table:table-cell>
          <table:table-cell table:style-name="TableCell030601">
            <text:p text:style-name="P49"><text:span text:style-name="T96"/></text:p>
          </table:table-cell>
          <table:table-cell table:style-name="TableCell030602">
            <text:p text:style-name="P49"><text:span text:style-name="T96"/></text:p>
          </table:table-cell>
          <table:table-cell table:style-name="TableCell030603">
            <text:p text:style-name="P49"><text:span text:style-name="T96"/></text:p>
          </table:table-cell>
        </table:table-row>
      </table:table>
      <text:p text:style-name="P51"><text:span text:style-name="T96"/></text:p>
      <text:p text:style-name="P51"><text:span text:style-name="T96"/></text:p>
      <text:p text:style-name="P51"><text:span text:style-name="T97">Timing van je carrièrepad in IT</text:span></text:p>
      <text:p text:style-name="P51"><text:span text:style-name="T98"/></text:p>
      <table:table table:style-name="Table04">
        <table:table-column table:style-name="TableColumn0400"/>
        <table:table-column table:style-name="TableColumn0401"/>
        <table:table-column table:style-name="TableColumn0402"/>
        <table:table-column table:style-name="TableColumn0403"/>
        <table:table-column table:style-name="TableColumn0404"/>
        <table:table-row table:style-name="TableRow0400">
          <table:table-cell table:style-name="TableCell040000">
            <text:p text:style-name="P53"><text:span text:style-name="T99">Timing</text:span><text:span text:style-name="T100"/></text:p>
          </table:table-cell>
          <table:table-cell table:style-name="TableCell040001" table:number-columns-spanned="4">
            <text:p text:style-name="P53"><text:span text:style-name="T101">Doel</text:span><text:span text:style-name="T102"/></text:p>
          </table:table-cell>
          <table:covered-table-cell/>
          <table:covered-table-cell/>
          <table:covered-table-cell/>
        </table:table-row>
        <table:table-row table:style-name="TableRow0401">
          <table:table-cell table:style-name="TableCell040100">
            <text:p text:style-name="P56"><text:span text:style-name="T103">Over 1 jaar</text:span><text:span text:style-name="T104"/></text:p>
          </table:table-cell>
          <table:table-cell table:style-name="TableCell040101" table:number-columns-spanned="4">
            <text:p text:style-name="P56"><text:span text:style-name="T105">[beschrijf je doel] Over 1 jaar werk ik als Jr. salesforce jr</text:span><text:span text:style-name="T106"/></text:p>
          </table:table-cell>
          <table:covered-table-cell/>
          <table:covered-table-cell/>
          <table:covered-table-cell/>
        </table:table-row>
        <table:table-row table:style-name="TableRow0402">
          <table:table-cell table:style-name="TableCell040200">
            <text:p text:style-name="P59"><text:span text:style-name="T107">Subdoel<text:s/></text:span><text:span text:style-name="T108"/></text:p>
          </table:table-cell>
          <table:table-cell table:style-name="TableCell040201">
            <text:p text:style-name="P59"><text:span text:style-name="T109">Cloud Engineer<text:s text:c="2"/></text:span></text:p>
            <text:p text:style-name="P59"><text:span text:style-name="T110"/></text:p>
            <text:p text:style-name="P59"><text:span text:style-name="T111">kwalificatie via studie<text:s/></text:span><text:span text:style-name="T112"/></text:p>
          </table:table-cell>
          <table:table-cell table:style-name="TableCell040202">
            <text:p text:style-name="P59"><text:span text:style-name="T113">10 Potentiele werkgevers benaderen, goed linkedin profiel<text:s/></text:span><text:span text:style-name="T114"/></text:p>
          </table:table-cell>
          <table:table-cell table:style-name="TableCell040203">
            <text:p text:style-name="P59"><text:span text:style-name="T115">Cloud Engineer cursus afgerond</text:span><text:span text:style-name="T116"/></text:p>
          </table:table-cell>
          <table:table-cell table:style-name="TableCell040204">
            <text:p text:style-name="P59"><text:span text:style-name="T117">Een baan als Jr.Cloud Engineer</text:span><text:span text:style-name="T118"/></text:p>
          </table:table-cell>
        </table:table-row>
        <table:table-row table:style-name="TableRow0403">
          <table:table-cell table:style-name="TableCell040300">
            <text:p text:style-name="P62"><text:span text:style-name="T119">Over 2 jaar</text:span><text:span text:style-name="T120"/></text:p>
          </table:table-cell>
          <table:table-cell table:style-name="TableCell040301" table:number-columns-spanned="4">
            <text:p text:style-name="P62"><text:span text:style-name="T121">[beschrijf je doel] Voorbeeld: Over 2 jaar ben ik een salesforce associate</text:span><text:span text:style-name="T122"/></text:p>
          </table:table-cell>
          <table:covered-table-cell/>
          <table:covered-table-cell/>
          <table:covered-table-cell/>
        </table:table-row>
        <table:table-row table:style-name="TableRow0404">
          <table:table-cell table:style-name="TableCell040400">
            <text:p text:style-name="P65"><text:span text:style-name="T123">Subdoel<text:s/></text:span><text:span text:style-name="T124"/></text:p>
          </table:table-cell>
          <table:table-cell table:style-name="TableCell040401">
            <text:p text:style-name="P65"><text:span text:style-name="T125">een 2e certificaat behalen</text:span><text:span text:style-name="T126"/></text:p>
          </table:table-cell>
          <table:table-cell table:style-name="TableCell040402">
            <text:p text:style-name="P65"><text:span text:style-name="T127">Comfortabel zijn in een programmeertaal zoals Python</text:span><text:span text:style-name="T128"/></text:p>
          </table:table-cell>
          <table:table-cell table:style-name="TableCell040403">
            <text:p text:style-name="P65"><text:span text:style-name="T129">2 jaar werkzaam als CLoud Engineer en 1 certificaat minstens extra erbij hebben<text:s/></text:span><text:span text:style-name="T130"/></text:p>
          </table:table-cell>
          <table:table-cell table:style-name="TableCell040404">
            <text:p text:style-name="P65"><text:span text:style-name="T131">2 jaar werkervaring als Cloud Engineer naar eigentevreden heid , die van de werkgevers en de clienten .</text:span><text:span text:style-name="T132"/></text:p>
          </table:table-cell>
        </table:table-row>
        <table:table-row table:style-name="TableRow0405">
          <table:table-cell table:style-name="TableCell040500">
            <text:p text:style-name="P68"><text:span text:style-name="T133">Over 5 jaar</text:span><text:span text:style-name="T134"/></text:p>
          </table:table-cell>
          <table:table-cell table:style-name="TableCell040501" table:number-columns-spanned="4">
            <text:p text:style-name="P68"><text:span text:style-name="T135">[beschrijf je doel] Voorbeeld: Over 5 jaar ben ik een salesfoirce professional</text:span><text:span text:style-name="T136"/></text:p>
          </table:table-cell>
          <table:covered-table-cell/>
          <table:covered-table-cell/>
          <table:covered-table-cell/>
        </table:table-row>
        <table:table-row table:style-name="TableRow0406">
          <table:table-cell table:style-name="TableCell040600">
            <text:p text:style-name="P71"><text:span text:style-name="T137">Subdoel</text:span><text:span text:style-name="T138"/></text:p>
          </table:table-cell>
          <table:table-cell table:style-name="TableCell040601">
            <text:p text:style-name="P71"><text:span text:style-name="T139">3 certificaten behaald<text:s/></text:span><text:span text:style-name="T140"/></text:p>
          </table:table-cell>
          <table:table-cell table:style-name="TableCell040602">
            <text:p text:style-name="P71"><text:span text:style-name="T141">goed Kunnen programmeren in een taal</text:span></text:p>
            <text:p text:style-name="P71"><text:span text:style-name="T141">Cloud Engineer Medior zijn<text:s/></text:span><text:span text:style-name="T142"/></text:p>
          </table:table-cell>
          <table:table-cell table:style-name="TableCell040603">
            <text:p text:style-name="P71"><text:span text:style-name="T143">5 jaar werkzaam als Cloudengineer , Medior Cloud Engineer , met 3 extra certificaten minstend.</text:span><text:span text:style-name="T144"/></text:p>
          </table:table-cell>
          <table:table-cell table:style-name="TableCell040604">
            <text:p text:style-name="P71"><text:span text:style-name="T145">5 jaar werkervaring als Cloud Engineer naar eigentevreden heid , die van de werkgevers en de clienten .</text:span><text:span text:style-name="T146"/></text:p>
          </table:table-cell>
        </table:table-row>
      </table:table>
      <text:p text:style-name="P73"><text:span text:style-name="T146"/></text:p>
      <text:p text:style-name="P73"><text:span text:style-name="T146"/></text:p>
      <text:p text:style-name="P73"><text:span text:style-name="T147">Wat is je eerste stap?</text:span></text:p>
      <text:p text:style-name="P73"><text:span text:style-name="T148"/></text:p>
      <table:table table:style-name="Table05">
        <table:table-column table:style-name="TableColumn0500"/>
        <table:table-column table:style-name="TableColumn0501"/>
        <table:table-column table:style-name="TableColumn0502"/>
        <table:table-row table:style-name="TableRow0500">
          <table:table-cell table:style-name="TableCell050000">
            <text:p text:style-name="P75"><text:span text:style-name="T149">Welke opleider, en opleiding, heb je gekozen<text:s/></text:span><text:span text:style-name="T150"/></text:p>
          </table:table-cell>
          <table:table-cell table:style-name="TableCell050001">
            <text:p text:style-name="P75"><text:span text:style-name="T151">Waarom?</text:span><text:span text:style-name="T152"/></text:p>
          </table:table-cell>
          <table:table-cell table:style-name="TableCell050002">
            <text:list text:style-name="L76">
              <text:list-item>
                <text:p text:style-name="P76"><text:span text:style-name="T153">Wanneer ga je starten? Wat is de duur van de opleiding</text:span><text:span text:style-name="T154"/></text:p>
              </text:list-item>
            </text:list>
          </table:table-cell>
        </table:table-row>
        <table:table-row table:style-name="TableRow0501">
          <table:table-cell table:style-name="TableCell050100">
            <text:p text:style-name="P79"><text:span text:style-name="T155">Techgrounds, Cloud engineer</text:span><text:span text:style-name="T156"/></text:p>
          </table:table-cell>
          <table:table-cell table:style-name="TableCell050101">
            <text:p text:style-name="P79"><text:span text:style-name="T157">Compleet programma inclusief praktijk &amp;development leren</text:span><text:span text:style-name="T158"/></text:p>
          </table:table-cell>
          <table:table-cell table:style-name="TableCell050102">
            <text:p text:style-name="P79"><text:span text:style-name="T159">Maart 2024</text:span><text:span text:style-name="T160"/></text:p>
          </table:table-cell>
        </table:table-row>
      </table:table>
      <text:p text:style-name="P81"><text:span text:style-name="T160"/></text:p>
      <text:p text:style-name="P81"><text:span text:style-name="T16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